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paragraph-rsid="0010f986"/>
    </style:style>
    <style:style style:name="P2" style:family="paragraph" style:parent-style-name="Standard">
      <style:paragraph-properties fo:line-height="150%" fo:text-align="justify" style:justify-single-word="false"/>
      <style:text-properties fo:color="#2a6099" loext:opacity="100%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margin-top="0cm" fo:margin-bottom="0.282cm" style:contextual-spacing="false"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  <style:text-properties fo:color="#2a6099" loext:opacity="100%" style:font-name="Arial" fo:font-size="12pt" style:font-size-asian="12pt" style:font-name-complex="Arial1" style:font-size-complex="12pt"/>
    </style:style>
    <style:style style:name="P6" style:family="paragraph" style:parent-style-name="Standard">
      <style:paragraph-properties fo:line-height="150%" fo:text-align="start" style:justify-single-word="false"/>
      <style:text-properties fo:color="#2a6099" loext:opacity="100%"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color="#2a6099" loext:opacity="100%"/>
    </style:style>
    <style:style style:name="P8" style:family="paragraph" style:parent-style-name="Standard">
      <style:paragraph-properties fo:margin-top="0cm" fo:margin-bottom="0.282cm" style:contextual-spacing="false" fo:line-height="150%" fo:text-align="justify" style:justify-single-word="false"/>
      <style:text-properties fo:color="#2a6099" loext:opacity="100%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e93d2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09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2"><text:span text:style-name="T2">1.- Datos de los repventas cuyas ventas superan a las de Bill Adams</text:span></text:p>
      <text:p text:style-name="P5">SELECT *</text:p>
      <text:p text:style-name="P5">FROM repventas</text:p>
      <text:p text:style-name="P5">WHERE VENTAS &gt; </text:p>
      <text:p text:style-name="P2"/>
      <text:p text:style-name="P5"><text:tab/>(SELECT VENTAS</text:p>
      <text:p text:style-name="P5"><text:tab/>FROM repventas</text:p>
      <text:p text:style-name="P5"><text:tab/>WHERE NOMBRE LIKE 'bill adams');</text:p>
      <text:p text:style-name="P5"/>
      <text:p text:style-name="P3" loext:marker-style-name="T2"><text:span text:style-name="T2">2.- Nombre y fecha de contrato de los empleados que no trabajan en el este ni en new york</text:span></text:p>
      <text:p text:style-name="P5">SELECT NOMBRE, CONTRATO</text:p>
      <text:p text:style-name="P5">FROM repventas</text:p>
      <text:p text:style-name="P5">WHERE NUM_EMPL NOT IN</text:p>
      <text:p text:style-name="P2"/>
      <text:p text:style-name="P5"><text:tab/>(SELECT NUM_EMPL</text:p>
      <text:p text:style-name="P5"><text:tab/>FROM repventas, oficinas</text:p>
      <text:p text:style-name="P5"><text:tab/>WHERE repventas.OFICINA_REP=oficinas.OFICINA AND region LIKE <text:tab/>'este' AND ciudad LIKE 'new york');</text:p>
      <text:p text:style-name="P5"/>
      <text:p text:style-name="P3" loext:marker-style-name="T2"><text:span text:style-name="T2">3.- Datos de los clientes cuyos pedidos se han hecho en la misma fecha que alguno de los pedidos del cliente ‘orion corp’</text:span></text:p>
      <text:p text:style-name="P5">SELECT *</text:p>
      <text:p text:style-name="P5">FROM clientes, pedidos</text:p>
      <text:p text:style-name="P5">WHERE clientes.NUM_CLIE=pedidos.CLIE AND fecha_pedido IN</text:p>
      <text:p text:style-name="P2"><text:soft-page-break/></text:p>
      <text:p text:style-name="P5"><text:tab/>(SELECT fecha_pedido</text:p>
      <text:p text:style-name="P5"><text:tab/>FROM pedidos, clientes</text:p>
      <text:p text:style-name="P5"><text:tab/>WHERE pedidos.CLIE=clientes.NUM_CLIE AND EMPRESA LIKE 'orion <text:tab/>corp');</text:p>
      <text:p text:style-name="P3" loext:marker-style-name="T2"><text:span text:style-name="T2"/></text:p>
      <text:p text:style-name="P3" loext:marker-style-name="T2"><text:span text:style-name="T2">4.- Número de clientes que son atendidos en cada ciudad y la ciudad en que se les atiende, para las ciudades en que se atiende a más de 2 clientes</text:span></text:p>
      <text:p text:style-name="P6">SELECT COUNT(NUM_CLIE), ciudad</text:p>
      <text:p text:style-name="P6">FROM clientes, repventas, oficinas</text:p>
      <text:p text:style-name="P6">WHERE clientes.REP_CLIE=repventas.NUM_EMPL AND repventas.OFICINA_REP=oficinas.OFICINA</text:p>
      <text:p text:style-name="P6">GROUP BY ciudad</text:p>
      <text:p text:style-name="P6">HAVING COUNT(NUM_CLIE)&gt;2;</text:p>
      <text:p text:style-name="P3" loext:marker-style-name="T2"><text:span text:style-name="T2"/></text:p>
      <text:p text:style-name="P3" loext:marker-style-name="T2"><text:span text:style-name="T2">5.- Número de pedidos que ha hecho el cliente cuyo límite de crédito son 55000 dolares</text:span></text:p>
      <text:p text:style-name="P5">SELECT COUNT(num_pedido)</text:p>
      <text:p text:style-name="P5">FROM pedidos, clientes</text:p>
      <text:p text:style-name="P5">WHERE pedidos.CLIE=clientes.NUM_CLIE AND NUM_CLIE =</text:p>
      <text:p text:style-name="P2"/>
      <text:p text:style-name="P5"><text:tab/>(SELECT NUM_CLIE</text:p>
      <text:p text:style-name="P5"><text:tab/>FROM clientes</text:p>
      <text:p text:style-name="P5"><text:tab/>WHERE LIMITE_CREDITO = 55000);</text:p>
      <text:p text:style-name="P5"/>
      <text:p text:style-name="P3" loext:marker-style-name="T2"><text:span text:style-name="T2"/></text:p>
      <text:p text:style-name="P3" loext:marker-style-name="T2"><text:soft-page-break/><text:span text:style-name="T2"/></text:p>
      <text:p text:style-name="P3" loext:marker-style-name="T2"><text:span text:style-name="T2">6.- Datos de los empleados que tienen un director (campo director) que vende más de lo que marca su cuota</text:span></text:p>
      <text:p text:style-name="P5">SELECT *</text:p>
      <text:p text:style-name="P5">FROM repventas</text:p>
      <text:p text:style-name="P5">WHERE DIRECTOR IN </text:p>
      <text:p text:style-name="P2"/>
      <text:p text:style-name="P5"><text:tab/>(SELECT NUM_EMPL</text:p>
      <text:p text:style-name="P5"><text:tab/>FROM repventas</text:p>
      <text:p text:style-name="P5"><text:tab/>WHERE VENTAS &gt; CUOTA);</text:p>
      <text:p text:style-name="P3" loext:marker-style-name="T2"><text:span text:style-name="T2"/></text:p>
      <text:p text:style-name="P3" loext:marker-style-name="T2"><text:span text:style-name="T2">7.- Productos cuyo precio es mayor que el del producto con menor número de existencias</text:span></text:p>
      <text:p text:style-name="P5">SELECT *</text:p>
      <text:p text:style-name="P5">FROM productos</text:p>
      <text:p text:style-name="P5">WHERE PRECIO &gt;ALL (</text:p>
      <text:p text:style-name="P5"/>
      <text:p text:style-name="P5"><text:tab/>SELECT PRECIO</text:p>
      <text:p text:style-name="P5"><text:tab/>FROM productos</text:p>
      <text:p text:style-name="P5"><text:tab/>WHERE EXISTENCIAS =</text:p>
      <text:p text:style-name="P5"/>
      <text:p text:style-name="P5"><text:tab/><text:tab/>(SELECT MIN(EXISTENCIAS)</text:p>
      <text:p text:style-name="P5"><text:tab/><text:tab/>FROM productos));</text:p>
      <text:p text:style-name="P3" loext:marker-style-name="T2"><text:span text:style-name="T2"/></text:p>
      <text:p text:style-name="P3" loext:marker-style-name="T2"><text:soft-page-break/><text:span text:style-name="T2">8.- Productos de la fabrica ACI cuyas existencias superan a las existencias del producto 41004</text:span></text:p>
      <text:p text:style-name="P2"><text:span text:style-name="T2">SELECT * </text:span></text:p>
      <text:p text:style-name="P2"><text:span text:style-name="T2">FROM productos</text:span></text:p>
      <text:p text:style-name="P2"><text:span text:style-name="T2">WHERE ID_FAB LIKE 'aci' and EXISTENCIAS &gt;</text:span></text:p>
      <text:p text:style-name="P2"><text:span text:style-name="T2"/></text:p>
      <text:p text:style-name="P2"><text:span text:style-name="T2"><text:tab/>(SELECT SUM(EXISTENCIAS)</text:span></text:p>
      <text:p text:style-name="P2"><text:span text:style-name="T2"><text:tab/>FROM productos</text:span></text:p>
      <text:p text:style-name="P2"><text:span text:style-name="T2"><text:tab/>WHERE ID_PRODUCTO LIKE '41004');</text:span></text:p>
      <text:p text:style-name="P2"><text:span text:style-name="T2"/></text:p>
      <text:p text:style-name="P3" loext:marker-style-name="T2"><text:span text:style-name="T2">9.-Productos incluidos en algún pedido de octubre de 1989</text:span></text:p>
      <text:p text:style-name="P2"><text:span text:style-name="T2">SELECT id_producto</text:span></text:p>
      <text:p text:style-name="P2"><text:span text:style-name="T2">FROM productos, pedidos</text:span></text:p>
      <text:p text:style-name="P2"><text:span text:style-name="T2">WHERE pedidos.PRODUCTO=productos.ID_PRODUCTO AND NUM_PEDIDO in</text:span></text:p>
      <text:p text:style-name="P2"><text:span text:style-name="T2"><text:tab/>(SELECT NUM_PEDIDO</text:span></text:p>
      <text:p text:style-name="P2"><text:span text:style-name="T2"><text:tab/>FROM pedidos</text:span></text:p>
      <text:p text:style-name="P2"><text:span text:style-name="T2"><text:tab/>WHERE fecha_pedido LIKE '1989-10%');</text:span></text:p>
      <text:p text:style-name="P3" loext:marker-style-name="T2"><text:span text:style-name="T2"/></text:p>
      <text:p text:style-name="P4" loext:marker-style-name="T2"><text:span text:style-name="T2">10.-importe mínimo de los pedidos hechos por la empresa zetacorm</text:span></text:p>
      <text:p text:style-name="P8"><text:span text:style-name="T2">SELECT MIN(importe)</text:span></text:p>
      <text:p text:style-name="P8"><text:span text:style-name="T2">FROM pedidos, clientes</text:span></text:p>
      <text:p text:style-name="P8"><text:span text:style-name="T2">WHERE clientes.NUM_CLIE=pedidos.CLIE AND EMPRESA LIKE 'zetacorm'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0f986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officeooo:rsid="000e93d2"/>
    </style:style>
    <style:style style:name="M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09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line text:anchor-type="char" draw:z-index="3" draw:name="Conector recto 1" draw:style-name="Mgr1" draw:text-style-name="MP2" svg:x1="-0.09cm" svg:y1="0.639cm" svg:x2="15.397cm" svg:y2="0.641cm"><text:p/></draw:line><text:span text:style-name="MT1">Rodrigo Martínez Delgado</text:span><text:tab/><text:tab/>Consultas SQL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9:22:00</meta:creation-date>
    <meta:initial-creator>MARIA DE LOS A LOPEZ LOPEZ</meta:initial-creator>
    <dc:language>es-ES</dc:language>
    <dc:date>2024-02-07T13:57:56.406000000</dc:date>
    <meta:editing-cycles>14</meta:editing-cycles>
    <meta:editing-duration>PT1H50M27S</meta:editing-duration>
    <meta:generator>LibreOffice/7.5.4.2$Windows_X86_64 LibreOffice_project/36ccfdc35048b057fd9854c757a8b67ec53977b6</meta:generator>
    <meta:document-statistic meta:table-count="0" meta:image-count="0" meta:object-count="0" meta:page-count="4" meta:paragraph-count="69" meta:word-count="354" meta:character-count="2445" meta:non-whitespace-character-count="2126"/>
    <meta:user-defined meta:name="AppVersion">15.0000</meta:user-defined>
    <meta:template xlink:type="simple" xlink:actuate="onRequest" xlink:title="Normal.dotm" xlink:href=""/>
  </office:meta>
</office:document-meta>
</file>